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07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WHAT THE REDEEMED ARE TO DO (107:1, 8, 15, 21-22, 31-32, 42-4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WHAT THE REDEEMED ARE TO DO (107:1, 8, 15, 21-22, 31-32, 42-43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y are to give thanks to the Lord, praising him for his love (107:1, 8, 15, 21, 31-32, 42-43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y are to sacrifice to the Lord (107:22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107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WHAT THE REDEEMED ARE TO DO (107:1, 8, 15, 21-22, 31-32, 42-43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WHY THE REDEEMED ARE TO DO IT (107:2-7, 9-14, 16-20, 23-30, 33-41): The psalmist reviews Israel's sin and God's grace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-title-Title-Slide" presentation:presentation-page-layout-name="Master1-PPL1" draw:id="Slide-259">
        <draw:frame draw:id="id89" presentation:style-name="a474" draw:name="Title 1" svg:x="1.38in" svg:y="0.83in" svg:width="10.3in" svg:height="4.42in" presentation:class="title" presentation:placeholder="false">
          <draw:text-box>
            <text:p text:style-name="a473" text:class-names="" text:cond-style-name=""><text:span text:style-name="a471" text:class-names="">WHY THE REDEEMED ARE TO DO IT (107:2-7, 9-14, 16-20, 23-30, 33-41): The psalmist reviews Israel's sin and God's grace:<text:s text:c="1"/></text:span><text:span text:style-name="a472" text:class-names=""/></text:p>
          </draw:text-box>
          <svg:title/>
          <svg:desc/>
        </draw:frame>
        <draw:frame draw:id="id90" presentation:style-name="a479" draw:name="Subtitle 2" svg:x="1.38in" svg:y="5.25in" svg:width="10.3in" svg:height="1.85in" presentation:class="subtitle" presentation:placeholder="false">
          <draw:text-box>
            <text:p text:style-name="a476" text:class-names="" text:cond-style-name=""><text:span text:style-name="a475" text:class-names=""><text:s text:c="1"/>Israel's sin in spite of God's grace (107:10-12, 17, 34)<text:s text:c="1"/></text:span></text:p>
            <text:p text:style-name="a478" text:class-names="" text:cond-style-name=""><text:span text:style-name="a477" text:class-names=""/></text:p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Israel's sin in spite of God's grace (107:10-12, 17, 34)<text:s text:c="1"/></text:span><text:span text:style-name="a482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y sit in darkness and gloom (107:10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y rebel against his words (107:11, 17, 34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y despise his counsel (107:11-12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WHY THE REDEEMED ARE TO DO IT (107:2-7, 9-14, 16-20, 23-30, 33-41): The psalmist reviews Israel's sin and God's grace: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Israel's sin in spite of God's grace (107:10-12, 17, 34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God's grace in spite of Israel's sin (107:2-7, 9, 13-14, 16, 18-20, 23-30, 33-41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God's grace in spite of Israel's sin (107:2-7, 9, 13-14, 16, 18-20, 23-30, 33-41)<text:s text:c="1"/></text:span><text:span text:style-name="a515" text:class-names=""/></text:p>
          </draw:text-box>
          <svg:title/>
          <svg:desc/>
        </draw:frame>
        <draw:frame draw:id="id96" presentation:style-name="a536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He gathers them (107:3-4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He feeds and leads them (107:5-7, 9, 13-14, 33, 35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He heals them with his voice (107:20).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He saves them from imprisonment, death, and trouble (107:2, 16, 18-20, 23-30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He gives them abundant flocks and crops (107:36-41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</draw:page>
      <draw:page draw:name="Slide8" draw:style-name="a537" draw:master-page-name="Master1-Layout12-tx-Title-and-Text" presentation:presentation-page-layout-name="Master1-PPL12" draw:id="Slide-263">
        <draw:frame draw:id="id97" presentation:style-name="a541" draw:name="Title 1" svg:x="1.38in" svg:y="0.4in" svg:width="10.6in" svg:height="1.44965in" presentation:class="title" presentation:placeholder="false">
          <draw:text-box>
            <text:p text:style-name="a540" text:class-names="" text:cond-style-name=""><text:span text:style-name="a538" text:class-names="">WHY THE REDEEMED ARE TO DO IT (107:2-7, 9-14, 16-20, 23-30, 33-41): The psalmist reviews Israel's sin and God's grace:<text:s text:c="1"/></text:span><text:span text:style-name="a539" text:class-names=""/></text:p>
          </draw:text-box>
          <svg:title/>
          <svg:desc/>
        </draw:frame>
        <draw:frame draw:id="id98" presentation:style-name="a551" draw:name="Text Placeholder 2" svg:x="1.38in" svg:y="2in" svg:width="9.4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<text:s text:c="1"/>Israel's sin in spite of God's grace (107:10-12, 17, 34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God's grace in spite of Israel's sin (107:2-7, 9, 13-14, 16, 18-20, 23-30, 33-41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9" draw:style-name="a552" draw:master-page-name="Master1-Layout12-tx-Title-and-Text" presentation:presentation-page-layout-name="Master1-PPL12" draw:id="Slide-264">
        <draw:frame draw:id="id99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PSALM 107<text:s text:c="1"/></text:span><text:span text:style-name="a554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WHAT THE REDEEMED ARE TO DO (107:1, 8, 15, 21-22, 31-32, 42-43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WHY THE REDEEMED ARE TO DO IT (107:2-7, 9-14, 16-20, 23-30, 33-41): The psalmist reviews Israel's sin and God's grace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07 </dc:title>
    <meta:initial-creator>David STRICKLAND</meta:initial-creator>
    <dc:creator>David STRICKLAND</dc:creator>
    <meta:creation-date>2020-02-22T19:34:19Z</meta:creation-date>
    <dc:date>2020-02-22T19:34:20Z</dc:date>
    <meta:template xlink:href="BibleStudy" xlink:type="simple"/>
    <meta:editing-cycles>1</meta:editing-cycles>
    <meta:editing-duration>PT0S</meta:editing-duration>
    <meta:document-statistic meta:paragraph-count="29" meta:word-count="481"/>
  </office:meta>
</office:document-meta>
</file>